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5.46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2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8"/>
          <table:table-cell table:style-name="ce11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8"/>
          <table:table-cell table:style-name="ce1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2000">
            <text:p>2000</text:p>
          </table:table-cell>
          <table:table-cell office:value-type="string" table:number-columns-spanned="1" table:number-rows-spanned="7">
            <text:p>Items Management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3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3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3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4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3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3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9"/>
          <table:table-cell office:value-type="string">
            <text:p>create new item including embedded file to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3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3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3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3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3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3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3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9">19/06/2020</text:date>, <text:time>20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6-19T20:27:17</dc:date>
    <dc:creator>Laurent ML</dc:creator>
    <meta:editing-duration>P1DT13H14M51S</meta:editing-duration>
    <meta:editing-cycles>43</meta:editing-cycles>
    <meta:generator>OpenOffice/4.1.7$Unix OpenOffice.org_project/417m1$Build-9800</meta:generator>
    <meta:document-statistic meta:table-count="3" meta:cell-count="140" meta:object-count="0"/>
  </office:meta>
</office:document-meta>
</file>